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374cm" fo:keep-together="auto"/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a6f5d" officeooo:paragraph-rsid="006a6f5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d442a" officeooo:paragraph-rsid="006d442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fdc4e" officeooo:paragraph-rsid="006fdc4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6cf36f" officeooo:paragraph-rsid="006cf36f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6d442a" officeooo:paragraph-rsid="006d442a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6fdc4e" officeooo:paragraph-rsid="006fdc4e" style:font-size-asian="11pt" style:font-name-complex="Arial" style:font-size-complex="11pt"/>
    </style:style>
    <style:style style:name="P16" style:family="paragraph" style:parent-style-name="Standard">
      <style:text-properties style:font-name="Caligra" officeooo:rsid="004557dc" officeooo:paragraph-rsid="00540c2c"/>
    </style:style>
    <style:style style:name="P17" style:family="paragraph" style:parent-style-name="Standard">
      <style:text-properties style:font-name="Caligra" officeooo:paragraph-rsid="00540c2c"/>
    </style:style>
    <style:style style:name="P18" style:family="paragraph" style:parent-style-name="Standard">
      <style:text-properties style:font-name="Caligra" officeooo:rsid="005b81eb" officeooo:paragraph-rsid="005b81eb"/>
    </style:style>
    <style:style style:name="P19" style:family="paragraph" style:parent-style-name="Standard">
      <style:text-properties officeooo:paragraph-rsid="006453bc"/>
    </style:style>
    <style:style style:name="P20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66637c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6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7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6637c" style:font-size-asian="11pt" style:font-size-complex="11pt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cf36f" officeooo:paragraph-rsid="006cf36f" style:font-size-asian="11pt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cf36f" officeooo:paragraph-rsid="006cf36f" style:font-size-asian="11pt" style:font-name-complex="Arial" style:font-size-complex="11pt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0cc1a" officeooo:paragraph-rsid="0070cc1a" style:font-size-asian="11pt" style:font-name-complex="Arial" style:font-size-complex="11pt"/>
    </style:style>
    <style:style style:name="P3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cf36f" officeooo:paragraph-rsid="006cf36f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25caa" officeooo:paragraph-rsid="00725caa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text-properties style:font-name="Caligra" fo:font-size="11pt" officeooo:rsid="00736ceb" officeooo:paragraph-rsid="00736ceb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officeooo:rsid="002fecf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86a56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651352"/>
    </style:style>
    <style:style style:name="T15" style:family="text">
      <style:text-properties officeooo:rsid="006973d2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officeooo:rsid="00746ea8"/>
    </style:style>
    <style:style style:name="T19" style:family="text">
      <style:text-properties officeooo:rsid="007722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3">La dernière fois :</text:span><text:span text:style-name="T5">’’’Nous avons:- fait l'évaluation sur toute l'électricité- commencé la partie B L'eau dans la maison et l'environnement par le chapitre 1 : L'eau autour de nous.- fait l'activité 1 (sauf le cours)’’’</text:span></text:p>
      <text:p text:style-name="P24"><text:span text:style-name="T5">P</text:span><text:span text:style-name="T4">our aujourd’hui : </text:span><text:span text:style-name="T5">- finir de recopier le cours de l'activité 1- faire l'exercice 1 de la fiche d'exercice</text:span></text:p>
      <text:p text:style-name="P23">suivi :- <text:span text:style-name="T15">D</text:span>evrim doit faire signer sa copie sinon colle -Bryan doit faire signer sa copie- Pap oublié- Fiche ilot gr 5 non rendue</text:p>
      <text:p text:style-name="P23">4abs doivent rattraper l'évaluation</text:p>
      <text:p text:style-name="P20"><text:span text:style-name="T14">24 févr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1"><text:span text:style-name="T9">Séance </text:span><text:span text:style-name="T10">_</text:span><text:span text:style-name="T9">: </text:span><text:span text:style-name="T11">Fiche de préparation</text:span><text:span text:style-name="T7"> <text:s/></text:span></text:p>
            <text:p text:style-name="P22"><text:span text:style-name="T7">c</text:span><text:span text:style-name="T6">lasse : <text:s text:c="2"/></text:span><text:span text:style-name="T8">5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0"/>
          </table:table-cell>
          <table:table-cell table:style-name="Tableau1.A3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7">Rappel de vie de classe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7">4 rattrapages évaluation</text:p>
          </table:table-cell>
          <table:table-cell table:style-name="Tableau1.B4" office:value-type="string">
            <text:p text:style-name="P33">Éval<text:span text:style-name="T18">uation</text:span> + matériel électricité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31">Lecture cours activité 1</text:p>
            <text:p text:style-name="P32">+ suivi pap oublié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28">Activité 2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10"/>
          </table:table-cell>
        </table:table-row>
        <table:table-row table:style-name="Tableau1.8">
          <table:table-cell table:style-name="Tableau1.A4" office:value-type="string">
            <text:p text:style-name="P29">Bilan</text:p>
            <text:p text:style-name="P30">+ <text:span text:style-name="T17">suivi</text:span></text:p>
          </table:table-cell>
          <table:table-cell table:style-name="Tableau1.B4" office:value-type="string">
            <text:p text:style-name="P13">Pap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8">Activité 3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9">Bilan</text:p>
          </table:table-cell>
          <table:table-cell table:style-name="Tableau1.B4" office:value-type="string">
            <text:p text:style-name="P15"><text:span text:style-name="T19">No </text:span>pap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11">
          <table:table-cell table:style-name="Tableau1.A11" office:value-type="string">
            <text:p text:style-name="P6">Agenda <text:span text:style-name="T12">+ matériel + tables</text:span></text:p>
          </table:table-cell>
          <table:table-cell table:style-name="Tableau1.B11" office:value-type="string">
            <text:p text:style-name="P16"/>
          </table:table-cell>
          <table:table-cell table:style-name="Tableau1.A11" office:value-type="string">
            <text:p text:style-name="P18">5min</text:p>
          </table:table-cell>
        </table:table-row>
      </table:table>
      <text:p text:style-name="P17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107873432864">
          <table:table-cell table:style-name="Tableau2.A1" office:value-type="string">
            <text:p text:style-name="P26">Matériel</text:p>
          </table:table-cell>
          <table:table-cell table:style-name="Tableau2.A1" office:value-type="string">
            <text:p text:style-name="P26"><text:span text:style-name="T13">T</text:span>ravail <text:span text:style-name="T13">non fait</text:span></text:p>
          </table:table-cell>
          <table:table-cell table:style-name="Tableau2.A1" office:value-type="string">
            <text:p text:style-name="P26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26">Comportement</text:p>
          </table:table-cell>
        </table:table-row>
        <table:table-row table:style-name="Tableau2.2"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4M36S</meta:editing-duration>
    <meta:editing-cycles>24</meta:editing-cycles>
    <meta:generator>LibreOffice/7.0.4.2$Linux_X86_64 LibreOffice_project/00$Build-2</meta:generator>
    <meta:creation-date>2021-02-04T16:16:38.289524303</meta:creation-date>
    <meta:initial-creator>J Cercy</meta:initial-creator>
    <dc:date>2021-02-23T23:11:09.375677394</dc:date>
    <dc:creator>J Cercy</dc:creator>
    <meta:document-statistic meta:table-count="2" meta:image-count="0" meta:object-count="0" meta:page-count="1" meta:paragraph-count="30" meta:word-count="146" meta:character-count="855" meta:non-whitespace-character-count="733"/>
    <meta:template xlink:type="simple" xlink:actuate="onRequest" xlink:title="fiche_de_prep_type" xlink:href="../fiche_de_prep_type.ott" meta:date="2021-02-04T16:16:36.866451548"/>
  </office:meta>
</office:document-meta>
</file>